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76.3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ntactConsequencesMo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5,C8,C9,C10,C11,C12,C15,C16,C17,C18,C22,C23,C24,C25,C31,C32,C33,C38,C39,C41,C43,C50,C51,C52,C53,C6,C47</text:p>
          </table:table-cell>
          <table:table-cell office:value-type="string" calcext:value-type="string">
            <text:p>C_06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9,C26,C34,C49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±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0,C21,C42,C45,C48</text:p>
          </table:table-cell>
          <table:table-cell office:value-type="string" calcext:value-type="string">
            <text:p>C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,C4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0,C4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7,C29,C30,C35,C36,C37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3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3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le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D1,FID2,FID3</text:p>
          </table:table-cell>
          <table:table-cell office:value-type="string" calcext:value-type="string">
            <text:p>Fiducial_1mm_Dia_2.54mm_Outer_Copper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-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1B0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C2,IC6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7363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/2-O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36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40-SO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e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e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 i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 ou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D_Card_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Card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Hirose_FH12-16S-1_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- secondary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Hirose_FH12-16S-1_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- mai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Vishay_IHLP-1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u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unt1,Mount2,Mount3,Mount4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_hol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MOS_GSD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10,R11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k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2,R6,R21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20,R2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4,R7,R24,R25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8,R9,R16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R_Array_Concave_4x060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R_Array_Concave_4x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N3,RN4</text:p>
          </table:table-cell>
          <table:table-cell office:value-type="string" calcext:value-type="string">
            <text:p>R_Array_Concave_4x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Mouse_bites_0.5_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_bites_0.5_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 select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v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ALPS_EC11B_rotary_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fadein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fadeout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touch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mode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eleas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48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1053b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723-TQF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721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A953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EPWR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288MHz</text:p>
          </table:table-cell>
          <table:table-cell/>
        </table:table-row>
      </table:table>
      <table:table table:name="Fab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1,C5,C8,C9,C10,C11,C12,C15,C16,C17,C18,C22,C23,C24,C25,C31,C32,C33,C38,C39,C41,C43,C50,C51,C52,C53,C6,C47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p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±</text:p>
          </table:table-cell>
          <table:table-cell office:value-type="string" calcext:value-type="string">
            <text:p>C19,C26,C34,C49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A106K006AT or </text:p>
            <text:p>T491A106M006AT</text:p>
          </table:table-cell>
        </table:table-row>
        <table:table-row table:style-name="ro1">
          <table:table-cell office:value-type="string" calcext:value-type="string">
            <text:p>22p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</text:p>
          </table:table-cell>
          <table:table-cell office:value-type="string" calcext:value-type="string">
            <text:p>C20,C21,C42,C45,C48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n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C4,C46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7u</text:p>
          </table:table-cell>
          <table:table-cell office:value-type="string" calcext:value-type="string">
            <text:p>C40,C44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C7,C29,C30,C35,C36,C37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2,D5,D6,D7,D8,D9,D10,D11,D12,D13,D14,D15,D16,D17,D18,D19,D20,D21,D22,D23,D24,D25,D26,D27,D28,D29,D30,D31,D32,D33,D34,D35,D36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D4,D37,D38,D39,D40,D41,D42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Schottk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m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050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110</text:p>
          </table:table-cell>
        </table:table-row>
        <table:table-row table:style-name="ro1">
          <table:table-cell office:value-type="string" calcext:value-type="string">
            <text:p>TPD2E1B0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-5X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D2E1B06</text:p>
          </table:table-cell>
        </table:table-row>
        <table:table-row table:style-name="ro1">
          <table:table-cell office:value-type="string" calcext:value-type="string">
            <text:p>TPS73633</text:p>
          </table:table-cell>
          <table:table-cell office:value-type="string" calcext:value-type="string">
            <text:p>IC2,IC6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33MDBV</text:p>
          </table:table-cell>
        </table:table-row>
        <table:table-row table:style-name="ro2">
          <table:table-cell office:value-type="string" calcext:value-type="string">
            <text:p>MCP73831/2-OT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MP73831-2ACI/OT or</text:p>
            <text:p>CMP73831T-2ACI/OT (tape and reel)</text:p>
          </table:table-cell>
        </table:table-row>
        <table:table-row table:style-name="ro1">
          <table:table-cell office:value-type="string" calcext:value-type="string">
            <text:p>TPS73618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18MDBV</text:p>
          </table:table-cell>
        </table:table-row>
        <table:table-row table:style-name="ro1">
          <table:table-cell office:value-type="string" calcext:value-type="string">
            <text:p>MCP1640-SOT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SOT-23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P1640T-I/MC</text:p>
          </table:table-cell>
        </table:table-row>
        <table:table-row table:style-name="ro1">
          <table:table-cell/>
          <table:table-cell office:value-type="string" calcext:value-type="string">
            <text:p>J2, J3, J11, J12, J13, J14</text:p>
          </table:table-cell>
          <table:table-cell office:value-type="string" calcext:value-type="string">
            <text:p>PJ320D_3.5mm_Jac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_Card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D_Card_Receptac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I</text:p>
          </table:table-cell>
          <table:table-cell office:value-type="string" calcext:value-type="string">
            <text:p>Connex SD, 9 way, push-pull, metal shield, PCB R/A SMT, UL94V-0</text:p>
          </table:table-cell>
        </table:table-row>
        <table:table-row table:style-name="ro1">
          <table:table-cell office:value-type="string" calcext:value-type="string">
            <text:p>USB_OTG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USB_Micro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2B-PH-SM4-(xx-)TB</text:p>
          </table:table-cell>
        </table:table-row>
        <table:table-row table:style-name="ro1">
          <table:table-cell/>
          <table:table-cell office:value-type="string" calcext:value-type="string">
            <text:p>J8, J9</text:p>
          </table:table-cell>
          <table:table-cell office:value-type="string" calcext:value-type="string">
            <text:p>Hirose_FH12-16S-1_SH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 (HRS)</text:p>
          </table:table-cell>
          <table:table-cell office:value-type="string" calcext:value-type="string">
            <text:p>FH12-16S-1_SH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1608-300Y</text:p>
          </table:table-cell>
        </table:table-row>
        <table:table-row table:style-name="ro1">
          <table:table-cell office:value-type="string" calcext:value-type="string">
            <text:p>4,7u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Vishay_IHLP-16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FLS1616AEER100M</text:p>
          </table:table-cell>
        </table:table-row>
        <table:table-row table:style-name="ro1">
          <table:table-cell office:value-type="string" calcext:value-type="string">
            <text:p>Q_PMOS_GS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airchild</text:p>
          </table:table-cell>
          <table:table-cell office:value-type="string" calcext:value-type="string">
            <text:p>FDN340P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R10,R11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2k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k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2,R6,R21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20,R26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K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4,R7,R24,R25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8,R9,R1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N3,RN4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 select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S-02TB1</text:p>
          </table:table-cell>
        </table:table-row>
        <table:table-row table:style-name="ro1">
          <table:table-cell office:value-type="string" calcext:value-type="string">
            <text:p>ATMEGA32U4-A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</table:table-row>
        <table:table-row table:style-name="ro1">
          <table:table-cell office:value-type="string" calcext:value-type="string">
            <text:p>vs1053b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48_7x7mm_Pitch0.5m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V1053B-L</text:p>
          </table:table-cell>
        </table:table-row>
        <table:table-row table:style-name="ro2">
          <table:table-cell office:value-type="string" calcext:value-type="string">
            <text:p>MAX9723-TQF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723CETE or</text:p>
            <text:p>MAX9723DETE</text:p>
          </table:table-cell>
        </table:table-row>
        <table:table-row table:style-name="ro1">
          <table:table-cell office:value-type="string" calcext:value-type="string">
            <text:p>MAX721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219CWG</text:p>
          </table:table-cell>
        </table:table-row>
        <table:table-row table:style-name="ro1">
          <table:table-cell office:value-type="string" calcext:value-type="string">
            <text:p>TCA953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9534PWR</text:p>
          </table:table-cell>
        </table:table-row>
        <table:table-row table:style-name="ro1">
          <table:table-cell office:value-type="string" calcext:value-type="string">
            <text:p>TXS0108EPW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WS0108EPWR</text:p>
          </table:table-cell>
        </table:table-row>
        <table:table-row table:style-name="ro1">
          <table:table-cell office:value-type="string" calcext:value-type="string">
            <text:p>16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6.000MHz-B2</text:p>
          </table:table-cell>
        </table:table-row>
        <table:table-row table:style-name="ro1">
          <table:table-cell office:value-type="string" calcext:value-type="string">
            <text:p>12,288MHz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2.288MHz-B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SUM([.D2:.D58])" office:value-type="float" office:value="346" calcext:value-type="float">
            <text:p>346</text:p>
          </table:table-cell>
          <table:table-cell table:formula="of:=SUM([.E2:.E57])" office:value-type="float" office:value="158" calcext:value-type="float">
            <text:p>15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tactConsequencesMono.A1:ContactConsequencesMono.F1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20:44:41.515549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21:22:45.133584811</dc:date>
    <meta:editing-duration>PT31M46S</meta:editing-duration>
    <meta:editing-cycles>7</meta:editing-cycles>
    <meta:generator>LibreOffice/5.3.5.2$Linux_X86_64 LibreOffice_project/50d9bf2b0a79cdb85a3814b592608037a682059d</meta:generator>
    <meta:document-statistic meta:table-count="2" meta:cell-count="923" meta:object-count="0"/>
  </office:meta>
</office:document-meta>
</file>